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4da6" officeooo:paragraph-rsid="000d4da6"/>
    </style:style>
    <style:style style:name="P2" style:family="paragraph" style:parent-style-name="Standard">
      <style:text-properties officeooo:rsid="000d4da6" officeooo:paragraph-rsid="000e60ae"/>
    </style:style>
    <style:style style:name="P3" style:family="paragraph" style:parent-style-name="Standard">
      <style:text-properties officeooo:paragraph-rsid="000d4da6"/>
    </style:style>
    <style:style style:name="P4" style:family="paragraph" style:parent-style-name="Standard">
      <style:text-properties officeooo:rsid="000e60ae" officeooo:paragraph-rsid="000e60ae"/>
    </style:style>
    <style:style style:name="P5" style:family="paragraph" style:parent-style-name="Standard">
      <style:text-properties officeooo:rsid="000e60ae" officeooo:paragraph-rsid="000f6ef6"/>
    </style:style>
    <style:style style:name="P6" style:family="paragraph" style:parent-style-name="Standard">
      <style:text-properties fo:color="#000000" officeooo:rsid="000e60ae" officeooo:paragraph-rsid="000e60ae"/>
    </style:style>
    <style:style style:name="P7" style:family="paragraph" style:parent-style-name="Standard">
      <style:text-properties fo:color="#000000" officeooo:rsid="000e60ae" officeooo:paragraph-rsid="000f6ef6"/>
    </style:style>
    <style:style style:name="P8" style:family="paragraph" style:parent-style-name="Standard">
      <style:text-properties fo:color="#000000" officeooo:rsid="000f6ef6" officeooo:paragraph-rsid="000f6ef6"/>
    </style:style>
    <style:style style:name="P9" style:family="paragraph" style:parent-style-name="Standard">
      <style:text-properties officeooo:paragraph-rsid="000e60ae"/>
    </style:style>
    <style:style style:name="P10" style:family="paragraph" style:parent-style-name="Standard">
      <style:text-properties fo:color="#158466" officeooo:rsid="000e60ae" officeooo:paragraph-rsid="000e60ae"/>
    </style:style>
    <style:style style:name="P11" style:family="paragraph" style:parent-style-name="Standard">
      <style:text-properties fo:color="#158466" officeooo:rsid="000d4da6" officeooo:paragraph-rsid="000d4da6"/>
    </style:style>
    <style:style style:name="P12" style:family="paragraph" style:parent-style-name="Standard">
      <style:text-properties fo:color="#158466" officeooo:rsid="000d4da6" officeooo:paragraph-rsid="0010bc9d"/>
    </style:style>
    <style:style style:name="P13" style:family="paragraph" style:parent-style-name="Standard">
      <style:text-properties fo:color="#158466" officeooo:rsid="0010bc9d" officeooo:paragraph-rsid="0010bc9d"/>
    </style:style>
    <style:style style:name="P14" style:family="paragraph" style:parent-style-name="Standard">
      <style:text-properties officeooo:rsid="000f6ef6" officeooo:paragraph-rsid="000f6ef6"/>
    </style:style>
    <style:style style:name="P15" style:family="paragraph" style:parent-style-name="Standard">
      <style:text-properties officeooo:paragraph-rsid="000f6ef6"/>
    </style:style>
    <style:style style:name="P16" style:family="paragraph" style:parent-style-name="Standard">
      <style:text-properties officeooo:rsid="000f96c5" officeooo:paragraph-rsid="000d4da6"/>
    </style:style>
    <style:style style:name="P17" style:family="paragraph" style:parent-style-name="Standard">
      <style:text-properties officeooo:rsid="000f96c5" officeooo:paragraph-rsid="000f96c5"/>
    </style:style>
    <style:style style:name="P18" style:family="paragraph" style:parent-style-name="Standard">
      <style:text-properties officeooo:rsid="000f96c5" officeooo:paragraph-rsid="0010bc9d"/>
    </style:style>
    <style:style style:name="P19" style:family="paragraph" style:parent-style-name="Standard">
      <style:text-properties officeooo:paragraph-rsid="000f96c5"/>
    </style:style>
    <style:style style:name="P20" style:family="paragraph" style:parent-style-name="Standard">
      <style:text-properties officeooo:rsid="0010bc9d" officeooo:paragraph-rsid="0010bc9d"/>
    </style:style>
    <style:style style:name="T1" style:family="text">
      <style:text-properties officeooo:rsid="000d4da6"/>
    </style:style>
    <style:style style:name="T2" style:family="text">
      <style:text-properties fo:color="#2a6099"/>
    </style:style>
    <style:style style:name="T3" style:family="text">
      <style:text-properties fo:color="#2a6099" officeooo:rsid="000e60ae"/>
    </style:style>
    <style:style style:name="T4" style:family="text">
      <style:text-properties fo:color="#2a6099" officeooo:rsid="000f6ef6"/>
    </style:style>
    <style:style style:name="T5" style:family="text">
      <style:text-properties fo:color="#666666"/>
    </style:style>
    <style:style style:name="T6" style:family="text">
      <style:text-properties fo:color="#666666" officeooo:rsid="000e60ae"/>
    </style:style>
    <style:style style:name="T7" style:family="text">
      <style:text-properties fo:color="#000000"/>
    </style:style>
    <style:style style:name="T8" style:family="text">
      <style:text-properties fo:color="#000000" officeooo:rsid="000e60ae"/>
    </style:style>
    <style:style style:name="T9" style:family="text">
      <style:text-properties fo:color="#000000" officeooo:rsid="000f6ef6"/>
    </style:style>
    <style:style style:name="T10" style:family="text">
      <style:text-properties fo:color="#000000" style:text-underline-style="none"/>
    </style:style>
    <style:style style:name="T11" style:family="text">
      <style:text-properties fo:color="#158466"/>
    </style:style>
    <style:style style:name="T12" style:family="text">
      <style:text-properties fo:color="#158466" officeooo:rsid="000e60ae"/>
    </style:style>
    <style:style style:name="T13" style:family="text">
      <style:text-properties fo:color="#158466" officeooo:rsid="000f6ef6"/>
    </style:style>
    <style:style style:name="T14" style:family="text">
      <style:text-properties fo:color="#158466" officeooo:rsid="000f96c5"/>
    </style:style>
    <style:style style:name="T15" style:family="text">
      <style:text-properties fo:color="#158466" officeooo:rsid="0010bc9d"/>
    </style:style>
    <style:style style:name="T16" style:family="text">
      <style:text-properties fo:color="#158466" officeooo:rsid="000d4da6"/>
    </style:style>
    <style:style style:name="T17" style:family="text">
      <style:text-properties fo:color="#158466" fo:language="zxx" fo:country="none" style:text-underline-style="solid" style:text-underline-width="auto" style:text-underline-color="font-color" officeooo:rsid="000d4da6" style:language-asian="zxx" style:country-asian="none" style:language-complex="zxx" style:country-complex="none"/>
    </style:style>
    <style:style style:name="T18" style:family="text">
      <style:text-properties fo:color="#158466" fo:language="zxx" fo:country="none" style:text-underline-style="solid" style:text-underline-width="auto" style:text-underline-color="font-color" officeooo:rsid="0010bc9d" style:language-asian="zxx" style:country-asian="none" style:language-complex="zxx" style:country-complex="none"/>
    </style:style>
    <style:style style:name="T19" style:family="text">
      <style:text-properties fo:color="#158466" style:text-underline-style="none" officeooo:rsid="000d4da6"/>
    </style:style>
    <style:style style:name="T20" style:family="text">
      <style:text-properties officeooo:rsid="000f96c5"/>
    </style:style>
    <style:style style:name="T21" style:family="text">
      <style:text-properties officeooo:rsid="0010bc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 1</text:p>
      <text:p text:style-name="P1"/>
      <text:p text:style-name="P1">=&gt; Inscription :</text:p>
      <text:p text:style-name="P1"/>
      <text:p text:style-name="P1">REMPLIR LES CHAMPS</text:p>
      <text:p text:style-name="P1">Simpson</text:p>
      <text:p text:style-name="P3"><text:span text:style-name="T1">Homer</text:span></text:p>
      <text:p text:style-name="P1"><text:a xlink:type="simple" xlink:href="mailto:hs@dawan.fr" text:style-name="Internet_20_link" text:visited-style-name="Visited_20_Internet_20_Link">hs@dawan.fr</text:a></text:p>
      <text:p text:style-name="P1"><text:span text:style-name="T2">pseudo : </text:span>Donuts</text:p>
      <text:p text:style-name="P1"><text:span text:style-name="T2">mot de passe </text:span><text:span text:style-name="T5">:</text:span> 1234</text:p>
      <text:p text:style-name="P2"><text:span text:style-name="T2">Confirma</text:span><text:span text:style-name="T3">tion :</text:span><text:span text:style-name="T6"> </text:span><text:span text:style-name="T7">123</text:span></text:p>
      <text:p text:style-name="P1">ERREUR !</text:p>
      <text:p text:style-name="P10">=&gt; premiers filtres en JS ; d’autres sont gérés en back </text:p>
      <text:p text:style-name="P1"><text:span text:style-name="T5">Confirmation:</text:span>1234</text:p>
      <text:p text:style-name="P1"/>
      <text:p text:style-name="P1">VALIDER</text:p>
      <text:p text:style-name="P16">CONNEXION</text:p>
      <text:p text:style-name="P1">INSCRIPTION</text:p>
      <text:p text:style-name="P4"><text:span text:style-name="T2">Présentation :</text:span><text:span text:style-name="T5"> </text:span>j’habite Springfield</text:p>
      <text:p text:style-name="P4"><text:span text:style-name="T2">Expertise :</text:span> Donuts, bière Duff</text:p>
      <text:p text:style-name="P2">VALIDER</text:p>
      <text:p text:style-name="P9"><text:span text:style-name="T12">=&gt; On a maintenant acces à la création des questions et des QCM </text:span></text:p>
      <text:p text:style-name="P6">GESTION DES QUESTIONS</text:p>
      <text:p text:style-name="P6">CREER QUESTIONS</text:p>
      <text:p text:style-name="P4"><text:span text:style-name="T2">Intitulé :</text:span><text:span text:style-name="T11"> </text:span><text:span text:style-name="T7">Quel est le meilleur donut ?</text:span></text:p>
      <text:p text:style-name="P4"><text:span text:style-name="T2">Statut :</text:span><text:span text:style-name="T11"> </text:span><text:span text:style-name="T7">en construction</text:span></text:p>
      <text:p text:style-name="P4"><text:span text:style-name="T2">Theme :</text:span><text:span text:style-name="T11"> </text:span><text:span text:style-name="T7">gastronomie</text:span></text:p>
      <text:p text:style-name="P9"><text:span text:style-name="T3">Commentaire :</text:span><text:span text:style-name="T12"> </text:span><text:span text:style-name="T8">Tout amateur </text:span><text:span text:style-name="T9">de gras</text:span><text:span text:style-name="T8"> doit savoir c</text:span><text:span text:style-name="T9">a</text:span></text:p>
      <text:p text:style-name="P8">AJOUTER REPONSE</text:p>
      <text:p text:style-name="P14"><text:span text:style-name="T2">Réponse :</text:span><text:span text:style-name="T11"> </text:span><text:span text:style-name="T7">fraise</text:span></text:p>
      <text:p text:style-name="P8">(pas cochée)</text:p>
      <text:p text:style-name="P14"><text:span text:style-name="T2">Commentaire :</text:span><text:span text:style-name="T11"> </text:span><text:span text:style-name="T7">pas mal, mais pas le meilleur</text:span></text:p>
      <text:p text:style-name="P8">VALIDER </text:p>
      <text:p text:style-name="P8">AJOUTER REPONSE</text:p>
      <text:p text:style-name="P15"><text:span text:style-name="T4">Réponse : </text:span><text:span text:style-name="T9">chocolat</text:span></text:p>
      <text:p text:style-name="P8">COCHER CHECKBOX</text:p>
      <text:p text:style-name="P15"><text:span text:style-name="T4">Commentaire :</text:span><text:span text:style-name="T13"> </text:span><text:span text:style-name="T9">bien sur que c’est chocolat le meilleur!</text:span></text:p>
      <text:p text:style-name="P8">VALIDER </text:p>
      <text:p text:style-name="P8">AJOUTER REPONSE</text:p>
      <text:p text:style-name="P15"><text:span text:style-name="T4">Réponse :</text:span><text:span text:style-name="T9"> bacon</text:span></text:p>
      <text:p text:style-name="P8">(pas cochée)</text:p>
      <text:p text:style-name="P15"><text:span text:style-name="T4">Commentaire :</text:span><text:span text:style-name="T13"> </text:span><text:span text:style-name="T9">Personne n’en vend. Dommage...</text:span></text:p>
      <text:p text:style-name="P8">VALIDER</text:p>
      <text:p text:style-name="P7">GESTION DES QUESTIONS</text:p>
      <text:p text:style-name="P5"><text:span text:style-name="T11">=&gt; On </text:span><text:span text:style-name="T13">peut voir ici la liste des questions qu’on a créé.</text:span></text:p>
      <text:p text:style-name="P17">DECONNEXION</text:p>
      <text:p text:style-name="P3"/>
      <text:p text:style-name="P1">Persona 2</text:p>
      <text:p text:style-name="P13">Paul</text:p>
      <text:p text:style-name="P12">B<text:span text:style-name="T21">ocuse</text:span></text:p>
      <text:p text:style-name="P3"><text:span text:style-name="T17">p</text:span><text:span text:style-name="T18">b</text:span><text:a xlink:type="simple" xlink:href="mailto:ae@dawan.fr" text:style-name="Internet_20_link" text:visited-style-name="Visited_20_Internet_20_Link"><text:span text:style-name="T16">@dawan.fr</text:span></text:a></text:p>
      <text:p text:style-name="P3"><text:span text:style-name="T16">pseudo:3</text:span><text:span text:style-name="T15">etoiles</text:span></text:p>
      <text:p text:style-name="P11"><text:soft-page-break/>mot de passe:1234</text:p>
      <text:p text:style-name="P1"/>
      <text:p text:style-name="P17">CONNEXION</text:p>
      <text:p text:style-name="P19"><text:span text:style-name="T12">=&gt; On </text:span><text:span text:style-name="T13">v</text:span><text:span text:style-name="T14">a se connecter avec un utilisateur plus expérimenté</text:span></text:p>
      <text:p text:style-name="P18"><text:span text:style-name="T2">login : </text:span><text:span text:style-name="T17">p</text:span><text:span text:style-name="T18">b</text:span><text:a xlink:type="simple" xlink:href="mailto:ae@dawan.fr" text:style-name="Internet_20_link" text:visited-style-name="Visited_20_Internet_20_Link"><text:span text:style-name="T19">@dawan.fr</text:span></text:a></text:p>
      <text:p text:style-name="P17"><text:span text:style-name="T2">mot de passe : </text:span>1234</text:p>
      <text:p text:style-name="P17">GESTION DES QUESTIONS</text:p>
      <text:p text:style-name="P19"><text:span text:style-name="T14">=&gt; <text:s/>plus de questions de créées</text:span></text:p>
      <text:p text:style-name="P17">GESTION DES QCM</text:p>
      <text:p text:style-name="P20">CREER QCM</text:p>
      <text:p text:style-name="P20">Sujet du QCM : </text:p>
      <text:p text:style-name="P17"/>
      <text:p text:style-name="P17"/>
      <text:p text:style-name="P1">Persona 3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7:12:33.528000000</meta:creation-date>
    <dc:date>2020-03-12T17:55:14.792000000</dc:date>
    <meta:editing-duration>PT2M</meta:editing-duration>
    <meta:editing-cycles>1</meta:editing-cycles>
    <meta:document-statistic meta:table-count="0" meta:image-count="0" meta:object-count="0" meta:page-count="2" meta:paragraph-count="59" meta:word-count="202" meta:character-count="1181" meta:non-whitespace-character-count="1032"/>
    <meta:generator>LibreOffice/6.3.4.2$Windows_X86_64 LibreOffice_project/60da17e045e08f1793c57c00ba83cdfce946d0aa</meta:generator>
  </office:meta>
</office:document-meta>
</file>